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80000007A85EC9291.bmp" manifest:media-type=""/>
  <manifest:file-entry manifest:full-path="Pictures/10000000000001AD000000509842DB11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67cm, 0cm, 0.21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50%" draw:contrast="50%" draw:gamma="100%" draw:red="0%" draw:green="0%" draw:blue="0%" fo:clip="rect(0cm, 0cm, 0cm, 0.195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914cm" style:use-optimal-column-width="false"/>
    </style:style>
    <style:style style:name="co2" style:family="table-column">
      <style:table-column-properties style:column-width="0.985cm" style:use-optimal-column-width="false"/>
    </style:style>
    <style:style style:name="co3" style:family="table-column">
      <style:table-column-properties style:column-width="0.98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826cm" svg:height="1.696cm" svg:x="0.762cm" svg:y="3.0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163cm" svg:height="0.492cm" svg:x="-0.639cm" svg:y="0.744cm">
          <draw:text-box>
            <text:p text:style-name="P2"><text:span text:style-name="T1"><text:s/></text:span><text:span text:style-name="T1">eIF3</text:span></text:p>
          </draw:text-box>
        </draw:frame>
        <draw:frame draw:style-name="gr1" draw:text-style-name="P3" draw:layer="layout" svg:width="2.163cm" svg:height="0.492cm" svg:x="-0.639cm" svg:y="2.188cm">
          <draw:text-box>
            <text:p text:style-name="P2"><text:span text:style-name="T1">GAPDH</text:span></text:p>
          </draw:text-box>
        </draw:frame>
        <draw:frame draw:style-name="gr2" draw:text-style-name="P1" draw:layer="layout" svg:width="5.842cm" svg:height="1.134cm" svg:x="1.778cm" svg:y="0.39cm">
          <draw:image xlink:href="Pictures/10000000000001AD000000509842DB11.bmp" xlink:type="simple" xlink:show="embed" xlink:actuate="onLoad">
            <text:p/>
          </draw:image>
        </draw:frame>
        <draw:frame draw:style-name="gr3" draw:text-style-name="P1" draw:layer="layout" svg:width="5.824cm" svg:height="1.155cm" svg:x="1.796cm" svg:y="1.93cm">
          <draw:image xlink:href="Pictures/10000000000001A80000007A85EC9291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0:17:27.026125864</dc:date>
    <dc:creator>ayf </dc:creator>
    <meta:editing-duration>PT35M49S</meta:editing-duration>
    <meta:editing-cycles>9</meta:editing-cycles>
    <meta:generator>LibreOffice/4.4.3.2$Linux_X86_64 LibreOffice_project/40m0$Build-2</meta:generator>
    <meta:document-statistic meta:object-count="28"/>
  </office:meta>
</office:document-meta>
</file>